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----Exercise 4-1----</text:span></text:p>
      <text:p text:style-name="P1"><text:span text:style-name="T1">Objective:<text:s text:c="2"/>Find the keys</text:span></text:p>
      <text:p text:style-name="P1"><text:span text:style-name="T1"/></text:p>
      <text:p text:style-name="P1"><text:span text:style-name="T1">Prereqs: </text:span></text:p>
      <text:p text:style-name="P1"><text:span text:style-name="T1">argparse</text:span></text:p>
      <text:p text:style-name="P1"><text:span text:style-name="T1">opening files, with</text:span></text:p>
      <text:p text:style-name="P1"><text:span text:style-name="T1">string operations</text:span></text:p>
      <text:p text:style-name="P1"><text:span text:style-name="T1">base64</text:span></text:p>
      <text:p text:style-name="P1"><text:span text:style-name="T1">pycrypto</text:span></text:p>
      <text:p text:style-name="P1"><text:span text:style-name="T1">hashlib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Narrative:</text:span></text:p>
      <text:p text:style-name="P1"><text:span text:style-name="T1"><text:tab/>Confidentiality, authenticity, integrity, and non-repudiation are the basic building blocks of secure communications.<text:s text:c="2"/>In order to achieve these,<text:s text:c="2"/>it’s necessary to understand the principles of hashing and encryption.<text:s text:c="2"/>As such, we will explore how to work within Python, utilizing a number of packages, to both encrypt and decrypt messages.</text:span></text:p>
      <text:p text:style-name="P1"><text:span text:style-name="T1"/></text:p>
      <text:p text:style-name="P1"><text:span text:style-name="T1"><text:tab/>One of the earliest methods of encryption is the substitution cipher.<text:s text:c="2"/>A popular form of the substitution cipher known as ROT-13 became wide spread on the Internet, through use in online forums as a method of hiding puzzle solutions and offensive material.<text:s text:c="2"/>ROT-13 is a form of a caesar cipher in which the cleartext characters are shifted by 13 to create the desired ciphertext.<text:s text:c="2"/>Because the text is shifted by 13 characters, decryption of a ROT-13 ciphertext can be achieved by running the encrypted text back through the algorithm.<text:s text:c="2"/>Example code for a Python implementation of ROT-13 can be found in ex4_1_sample.py.</text:span></text:p>
      <text:p text:style-name="P1"><text:span text:style-name="T1"/></text:p>
      <text:p text:style-name="P1"><text:span text:style-name="T1"><text:tab/>Of course, ROT-13 is just one type of substitution cipher available.<text:s text:c="2"/>Simple substitution ciphers come in many varieties including the Atbash, Affine, Beaufort, Caesar, and Homophonic ciphers.<text:s text:c="2"/>However, the unfortunate drawback of all of these ciphers, is that with today's computing power, almost all of them are trivial to brute force.</text:span></text:p>
      <text:p text:style-name="P1"><text:span text:style-name="T1"><text:tab/></text:span></text:p>
      <text:p text:style-name="P1"><text:span text:style-name="T1"><text:tab/>To combat brute forcing of traffic, it is important to consider proper use of modern (compared to a Caesar cipher for instance) ciphers such as 3DES, RC4-6, and AES.<text:s text:c="2"/>A solid understanding of these symmetric algorithms is essential for building network capable programs that can send data safely across the Internet.</text:span></text:p>
      <text:p text:style-name="P1"><text:span text:style-name="T1"><text:tab/></text:span></text:p>
      <text:p text:style-name="P1"><text:span text:style-name="T1">References:</text:span></text:p>
      <text:p text:style-name="P1"><text:span text:style-name="T1"/></text:p>
      <text:p text:style-name="P1"><text:span text:style-name="T1">Crypto. (n.d.). Retrieved August 29, 2016, from<text:s/></text:span><text:a xlink:href="http://practicalcryptography.com/ciphers/"><text:span text:style-name="T2">http://practicalcryptography.com/ciphers/</text:span></text:a><text:span text:style-name="T3"/></text:p>
      <text:p text:style-name="P1"><text:span text:style-name="T3"/></text:p>
      <text:p text:style-name="P1"><text:span text:style-name="T3">Challenge:</text:span></text:p>
      <text:p text:style-name="P1"><text:span text:style-name="T3"><text:tab/>Decrypt the given data file to find the keys hidden within.</text:span></text:p>
      <text:p text:style-name="P1"><text:span text:style-name="T3"/></text:p>
      <text:p text:style-name="P1"><text:span text:style-name="T3">Data: </text:span></text:p>
      <text:p text:style-name="P1"><text:span text:style-name="T3">data.txt<text:tab/></text:span></text:p>
      <text:p text:style-name="P1"><text:span text:style-name="T3"/></text:p>
      <text:p text:style-name="P1"><text:span text:style-name="T3">Hint 1:</text:span></text:p>
      <text:p text:style-name="P1"><text:span text:style-name="T3"><text:tab/></text:span></text:p>
      <text:p text:style-name="P1"><text:span text:style-name="T3"/></text:p>
      <text:p text:style-name="P1"><text:span text:style-name="T3"/></text:p>
      <text:p text:style-name="P1"><text:span text:style-name="T3">Hint 2 - Walkthrough:</text:span></text:p>
      <text:p text:style-name="P1"><text:span text:style-name="T3"><text:tab/>The first cipher show a standard sentence structure despite being garbled.<text:s text:c="2"/>This is indicative of a classic substitution cipher.<text:s text:c="2"/>In this case, the first structure is a simple caesar cipher.<text:s text:c="2"/>In order to decode this first section, you must figure out what the rotation is for the cipher.<text:s text:c="2"/>To do this, use a for loop and modify the sample ROT-13 code to try all possible combinations and view the results.</text:span></text:p>
      <text:p text:style-name="P1"><text:span text:style-name="T3"><text:tab/>The second cipher is another example of a classic substitution cipher.<text:s text:c="2"/>This is an example of the Atbash cipher.<text:s text:c="2"/>The Atbash cipher has been previously seen used dating back to biblical times, in which the Hebrew word for babylon was encoded as Sheshach.<text:s text:c="2"/>In an Atbash cipher, the first letter of the alphabet is replaced with the last letter [abc becomes zyx].<text:s text:c="2"/>This can be translated in multiple ways within Python, one of the easiest being to find a letters location within a string, then using the negative of that position to replace it with the negative of the letter.</text:span></text:p>
      <text:p text:style-name="P1"><text:span text:style-name="T3"><text:tab/>The next cipher is a base64 encoded cipher.<text:s text:c="2"/>This can be recognized by the ‘=’ at the end of the cipher.<text:s text:c="2"/>The ‘=’ sign is padding added to the end of the cipher to reach the proper length.<text:s text:c="2"/>Within the Python standard library, there is a base64 module that can be used to easily encode/decode base64 text.<text:s text:c="2"/>For the hints, ‘qaeda’ is arabic for base.</text:span></text:p>
      <text:p text:style-name="P1"><text:span text:style-name="T3"><text:tab/>Last but not least is a double challenge.<text:s text:c="2"/>First, in order to decrypt the code you must come up with the encryption key.<text:s text:c="2"/>In this case, the hint of 128-bit hippo is indicative of figuring out the md5 of the word ‘hippopotamus’.<text:s text:c="2"/>Md5 is available within the Python hashlib module.<text:s text:c="2"/>This will give you a 128-bit key.<text:s text:c="2"/>After figuring out that this is the key, a google search will reveal that AES is one of the most popular encryption schemes to use a 128-bit/16-byte key.<text:s text:c="2"/>AES is available in the Crypto.cipher module.</text:span></text:p>
      <text:p text:style-name="P1"><text:span text:style-name="T3"/></text:p>
      <text:p text:style-name="P1"><text:span text:style-name="T3">Answer:</text:span></text:p>
      <text:p text:style-name="P1"><text:span text:style-name="T3"/></text:p>
      <text:p text:style-name="P1"><text:span text:style-name="T3">Q1 caesar cipher - 7f1590161e8b7c6373c27b3eac8fd8de931851f4</text:span></text:p>
      <text:p text:style-name="P1"><text:span text:style-name="T3">Q2 atbash cipher - cd12503e8cdaa8c1f9700e52f28cb5dfc98cc425</text:span></text:p>
      <text:p text:style-name="P1"><text:span text:style-name="T3">Q3 base64 - 15518c3152988ee7f099e3f27c5f0d66fe976564</text:span></text:p>
      <text:p text:style-name="P1"><text:span text:style-name="T3">Q4 aes - 5771267a6c4a350f7624f14a6f07eb9e820dc134</text:span></text:p>
      <text:p text:style-name="P1"><text:span text:style-name="T3"/></text:p>
      <text:p text:style-name="P1"><text:span text:style-name="T3"/></text:p>
      <text:p text:style-name="P1"><text:span text:style-name="T3">Instructor Notes:</text:span></text:p>
      <text:p text:style-name="P1"><text:span text:style-name="T3"/></text:p>
      <text:p text:style-name="P1"><text:span text:style-name="T3">q4 - </text:span></text:p>
      <text:p text:style-name="P1"><text:span text:style-name="T3">hippopotamus - 9b4609b17fea63f3f3f067fc2f465c6e</text:span></text:p>
      <text:p text:style-name="P1"><text:span text:style-name="T3">hooray, the final key - 5771267a6c4a350f7624f14a6f07eb9e820dc134</text:span></text:p>
      <text:p text:style-name="P1"><text:span text:style-name="T3">\x9aR\x96\x9b\xfc;5\xa95\xc5j\xce\xado\x1c\xd5\xcb\xa4D\x18D+K\xda\xc1f\xaeA+j\xcdJ\x9d\x9e*\xbf\xce\x1dd,\x8cd|\xdd\xd8c\x86o\xc2\xd9\xa7|\x93&lt;(\xf5\x0e\xf6\xf5\x87\xab\xf3\xa2G</text:span></text:p>
      <text:p text:style-name="P1"><text:span text:style-name="T3"/></text:p>
      <text:p text:style-name="P1"><text:span text:style-name="T3">q3 - </text:span></text:p>
      <text:p text:style-name="P1"><text:span text:style-name="T3">Good job to this point, the next key is - 15518c3152988ee7f099e3f27c5f0d66fe976564 - I'm worried they are on to us, find a 128 bit hippopotamus and use it to protect our comms from this point on: \x9aR\x96\x9b\xfc;5\xa95\xc5j\xce\xado\x1c\xd5\xcb\xa4D\x18D+K\xda\xc1f\xaeA+j\xcdJ\x9d\x9e*\xbf\xce\x1dd,\x8cd|\xdd\xd8c\x86o\xc2\xd9\xa7|\x93&lt;(\xf5\x0e\xf6\xf5\x87\xab\xf3\xa2G</text:span></text:p>
      <text:p text:style-name="P1"><text:span text:style-name="T3">R29vZCBqb2IgdG8gdGhpcyBwb2ludCwgdGhlIG5leHQga2V5IGlzIC0gMTU1MThjMzE1Mjk4OGVlN2YwOTllM2YyN2M1ZjBkNjZmZTk3NjU2NCAtIEknbSB3b3JyaWVkIHRoZXkgYXJlIG9uIHRvIHVzLCBmaW5kIGEgMTI4IGJpdCBoaXBwb3BvdGFtdXMgYW5kIHVzZSBpdCB0byBwcm90ZWN0IG91ciBjb21tcyBmcm9tIHRoaXMgcG9pbnQgb246IJpSlpv8OzWpNcVqzq1vHNXLpEQYRCtL2sFmrkEras1KnZ4qv84dZCyMZHzd2GOGb8LZp3yTPCj1Dvb1h6vzokc=</text:span></text:p>
      <text:p text:style-name="P1"><text:span text:style-name="T3"/></text:p>
      <text:p text:style-name="P1"><text:span text:style-name="T3">q2 - </text:span></text:p>
      <text:p text:style-name="P1"><text:span text:style-name="T3">Well done! The key is cd12503e8cdaa8c1f9700e52f28cb5dfc98cc425 - Now head to qaeda 64 for all communication from this point out: R29vZCBqb2IgdG8gdGhpcyBwb2ludCwgdGhlIG5leHQga2V5IGlzIC0gMTU1MThjMzE1Mjk4OGVlN2YwOTllM2YyN2M1ZjBkNjZmZTk3NjU2NCAtIEknbSB3b3JyaWVkIHRoZXkgYXJlIG9uIHRvIHVzLCBmaW5kIGEgMTI4IGJpdCBoaXBwb3BvdGFtdXMgYW5kIHVzZSBpdCB0byBwcm90ZWN0IG91ciBjb21tcyBmcm9tIHRoaXMgcG9pbnQgb246IJpSlpv8OzWpNcVqzq1vHNXLpEQYRCtL2sFmrkEras1KnZ4qv84dZCyMZHzd2GOGb8LZp3yTPCj1Dvb1h6vzokc=</text:span></text:p>
      <text:p text:style-name="P1"><text:span text:style-name="T3">Dvoo wlmv! Gsv pvb rh xw12503v8xwzz8x1u9700v52u28xy5wux98xx425 - Mld svzw gl jzvwz 64 uli zoo xlnnfmrxzgrlm uiln gsrh klrmg lfg: I29eAXYjy2RtwT8twTskxbYdy2ofwXdtwTsoRT5ovSJtz2E5RToaRX0tNGF1NGsqNaV1Nqp4LTEoM2BdLGooN2BbM2N1AqYpMqAnAGp3MqF2MXZgRVpmyHY3y3QbzDEpRSIlACptBCQoRT9fRSIeRSEaOXYnzD5pRTVtNGR4RTQkwXYlzCYdy3YewTUgwCNtBD5pRSEaAHYkwXY0ybYdxn90ADM0RT91xrYqy21gxbYnxn9gRSIlzCNtxT9kymJty246RQkHoke8LaDkMxEjaj1eSMCOkVJBIXgO2hUnipVizh1PmA4je84wAXbNASaw2TLTy8OAk3bGKXq1Wey1s6ealpx=</text:span></text:p>
      <text:p text:style-name="P1"><text:span text:style-name="T3"/></text:p>
      <text:p text:style-name="P1"><text:span text:style-name="T3">q1 -</text:span></text:p>
      <text:p text:style-name="P1"><text:span text:style-name="T3">You may be worth something to us after all - The first key is 7f1590161e8b7c6373c27b3eac8fd8de931851f4 - Now remember how Sheshach was hidden to keep going - Dvoo wlmv! Gsv pvb rh xw12503v8xwzz8x1u9700v52u28xy5wux98xx425 - Mld svzw gl jzvwz 64 uli zoo xlnnfmrxzgrlm uiln gsrh klrmg lfg: I29eAXYjy2RtwT8twTskxbYdy2ofwXdtwTsoRT5ovSJtz2E5RToaRX0tNGF1NGsqNaV1Nqp4LTEoM2BdLGooN2BbM2N1AqYpMqAnAGp3MqF2MXZgRVpmyHY3y3QbzDEpRSIlACptBCQoRT9fRSIeRSEaOXYnzD5pRTVtNGR4RTQkwXYlzCYdy3YewTUgwCNtBD5pRSEaAHYkwXY0ybYdxn90ADM0RT91xrYqy21gxbYnxn9gRSIlzCNtxT9kymJty246RQkHoke8LaDkMxEjaj1eSMCOkVJBIXgO2hUnipVizh1PmA4je84wAXbNASaw2TLTy8OAk3bGKXq1Wey1s6ealpx=</text:span></text:p>
      <text:p text:style-name="P1"><text:span text:style-name="T3">Shift 6</text:span></text:p>
      <text:p text:style-name="P1"><text:span text:style-name="T3">Eua sge hk cuxzn yuskznotm zu ay glzkx grr - Znk loxyz qke oy 7l1590161k8h7i6373i27h3kgi8lj8jk931851l4 - Tuc xkskshkx nuc Ynkyngin cgy nojjkt zu qkkv muotm - Jbuu crsb! Myb vbh xn dc12503b8dcff8d1a9700b52a28de5cad98dd425 - Srj ybfc mr pfbcf 64 aro fuu drttlsxdfmxrs aort myxn qrxsm rlm: O29kGDEpe2XzcZ8zcZyqdhEje2ulcDjzcZyuXZ5ubYPzf2K5XZugXD0zTML1TMywTgB1Twv4RZKuS2HjRMuuT2HhS2T1GwEvSwGtGMv3SwL2SDFmXBvseNE3e3WhfJKvXYOrGIvzHIWuXZ9lXYOkXYKgUDEtfJ5vXZBzTMX4XZWqcDErfIEje3EkcZAmcITzHJ5vXYKgGNEqcDE0ehEjdt90GJS0XZ91dxEwe21mdhEtdt9mXYOrfITzdZ9qesPze246XWqNuqk8RgJqSdKpgp1kYSIUqBPHODmU2nAtovBofn1VsG4pk84cGDhTGYgc2ZRZe8UGq3hMQDw1Cke1y6kgrvd=</text:span></text:p>
      <text:p text:style-name="P1"><text:span text:style-name="T3"/></text:p>
      <text:p text:style-name="P1"><text:span text:style-name="T3"/></text:p>
      <text:p text:style-name="P1"><text:span text:style-name="T3">----Ex4_1----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